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4">
      <style:paragraph-properties fo:line-height="100%"/>
      <style:text-properties style:font-name="Liberation Sans" fo:font-size="13.3000001907349pt" fo:font-style="italic" fo:font-weight="bold" officeooo:rsid="0010a8b2" officeooo:paragraph-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4" style:family="paragraph" style:parent-style-name="Heading_20_4">
      <style:paragraph-properties fo:line-height="100%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e" loext:opacity="100%" style:font-name="ui-monospace" fo:font-size="9.75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e" loext:opacity="100%" fo:letter-spacing="normal"/>
    </style:style>
    <style:style style:name="P8" style:family="paragraph" style:parent-style-name="Preformatted_20_Text">
      <style:paragraph-properties fo:margin-top="0in" fo:margin-bottom="0in" style:contextual-spacing="false" fo:line-height="100%" fo:orphans="2" fo:widows="2" fo:padding="0in" fo:border="none"/>
    </style:style>
    <style:style style:name="P9" style:family="paragraph" style:parent-style-name="Standard">
      <style:paragraph-properties fo:line-height="100%"/>
      <style:text-properties officeooo:rsid="000666d2" officeooo:paragraph-rsid="000666d2"/>
    </style:style>
    <style:style style:name="P10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666d2" officeooo:paragraph-rsid="000666d2"/>
    </style:style>
    <style:style style:name="P11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 officeooo:paragraph-rsid="000846d0"/>
    </style:style>
    <style:style style:name="P12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ce665" officeooo:paragraph-rsid="000ce665"/>
    </style:style>
    <style:style style:name="P13" style:family="paragraph" style:parent-style-name="Standard">
      <style:paragraph-properties fo:line-height="100%"/>
      <style:text-properties fo:font-variant="normal" fo:text-transform="none" fo:color="#d4d4d4" loext:opacity="100%" style:font-name="Droid Sans Mono" fo:font-size="12.25pt" fo:letter-spacing="normal" fo:font-style="normal" fo:font-weight="normal" officeooo:rsid="000ce665" officeooo:paragraph-rsid="000ce665" fo:background-color="#1e1e1e"/>
    </style:style>
    <style:style style:name="P14" style:family="paragraph" style:parent-style-name="Standard">
      <style:paragraph-properties fo:line-height="100%"/>
      <style:text-properties fo:color="#d4d4d4" loext:opacity="100%" style:font-name="Droid Sans Mono" fo:font-size="12.25pt" fo:font-weight="normal" fo:background-color="#1e1e1e"/>
    </style:style>
    <style:style style:name="P15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16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17" style:family="paragraph" style:parent-style-name="Standard">
      <style:paragraph-properties fo:line-height="100%"/>
      <style:text-properties fo:color="#c586c0" loext:opacity="100%" style:font-name="Droid Sans Mono" fo:font-size="11.5pt" fo:font-weight="normal" fo:background-color="#1e1e1e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officeooo:paragraph-rsid="000666d2"/>
    </style:style>
    <style:style style:name="P20" style:family="paragraph" style:parent-style-name="Standard">
      <style:paragraph-properties fo:line-height="100%"/>
      <style:text-properties fo:font-size="10pt"/>
    </style:style>
    <style:style style:name="P21" style:family="paragraph" style:parent-style-name="Standard">
      <style:paragraph-properties fo:line-height="100%"/>
      <style:text-properties fo:font-size="11.5pt"/>
    </style:style>
    <style:style style:name="P22" style:family="paragraph" style:parent-style-name="Text_20_body">
      <style:paragraph-properties fo:line-height="100%"/>
      <style:text-properties officeooo:rsid="00105d12" officeooo:paragraph-rsid="00105d12"/>
    </style:style>
    <style:style style:name="P23" style:family="paragraph" style:parent-style-name="Text_20_body">
      <style:paragraph-properties fo:line-height="100%"/>
    </style:style>
    <style:style style:name="P24" style:family="paragraph" style:parent-style-name="Text_20_body">
      <style:paragraph-properties fo:line-height="100%"/>
      <style:text-properties officeooo:paragraph-rsid="00138211"/>
    </style:style>
    <style:style style:name="P25" style:family="paragraph" style:parent-style-name="Text_20_body">
      <style:paragraph-properties fo:line-height="100%"/>
      <style:text-properties fo:font-size="10pt"/>
    </style:style>
    <style:style style:name="P26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138def" officeooo:paragraph-rsid="00138def"/>
    </style:style>
    <style:style style:name="P27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paragraph-rsid="00138def"/>
    </style:style>
    <style:style style:name="P28" style:family="paragraph" style:parent-style-name="Text_20_body">
      <style:paragraph-properties fo:margin-left="0in" fo:margin-right="0in" fo:margin-top="0in" fo:margin-bottom="0.1665in" style:contextual-spacing="false" fo:line-height="100%" fo:orphans="2" fo:widows="2" fo:text-indent="0in" style:auto-text-indent="false"/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</style:style>
    <style:style style:name="T1" style:family="text">
      <style:text-properties officeooo:rsid="000666d2"/>
    </style:style>
    <style:style style:name="T2" style:family="text">
      <style:text-properties officeooo:rsid="000846d0"/>
    </style:style>
    <style:style style:name="T3" style:family="text">
      <style:text-properties fo:color="#c586c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officeooo:rsid="00162e6f"/>
    </style:style>
    <style:style style:name="T6" style:family="text">
      <style:text-properties fo:color="#ce9178" loext:opacity="100%"/>
    </style:style>
    <style:style style:name="T7" style:family="text">
      <style:text-properties fo:color="#d4d4d4" loext:opacity="100%" style:font-name="Droid Sans Mono" fo:font-weight="normal" fo:background-color="#1e1e1e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d7ba7d" loext:opacity="100%"/>
    </style:style>
    <style:style style:name="T10" style:family="text">
      <style:text-properties officeooo:rsid="000d39c1"/>
    </style:style>
    <style:style style:name="T11" style:family="text">
      <style:text-properties fo:color="#b5cea8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6a9955" loext:opacity="100%"/>
    </style:style>
    <style:style style:name="T15" style:family="text">
      <style:text-properties officeooo:rsid="000fe26c"/>
    </style:style>
    <style:style style:name="T16" style:family="text">
      <style:text-properties officeooo:rsid="0010a8b2"/>
    </style:style>
    <style:style style:name="T17" style:family="text">
      <style:text-properties style:font-name="Liberation Sans" fo:font-size="13.3000001907349pt" fo:font-style="italic" fo:font-weight="bold" officeooo: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8" style:family="text">
      <style:text-properties officeooo:rsid="00138def"/>
    </style:style>
    <style:style style:name="T19" style:family="text">
      <style:text-properties style:font-name="ui-monospace" fo:font-size="9.75pt" fo:font-style="normal" fo:font-weight="normal"/>
    </style:style>
    <style:style style:name="T20" style:family="text">
      <style:text-properties fo:color="#24292e" loext:opacity="100%" style:font-name="ui-monospace" fo:font-size="9.75pt"/>
    </style:style>
    <style:style style:name="T21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T22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 loext:padding="0in" loext:border="none"/>
    </style:style>
    <style:style style:name="T23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42c0a" loext:padding="0in" loext:border="none"/>
    </style:style>
    <style:style style:name="T24" style:family="text">
      <style:text-properties fo:font-variant="normal" fo:text-transform="none" fo:color="#24292e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25" style:family="text">
      <style:text-properties fo:font-variant="normal" fo:text-transform="none" fo:color="#24292e" loext:opacity="100%" style:font-name="ui-monospace" fo:font-size="9.75pt" fo:letter-spacing="normal" fo:font-style="normal" fo:font-weight="normal" loext:padding="0in" loext:border="none"/>
    </style:style>
    <style:style style:name="T26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27" style:family="text">
      <style:text-properties fo:font-variant="normal" fo:text-transform="none" fo:color="#24292e" loext:opacity="100%" fo:letter-spacing="normal" fo:background-color="transparent" loext:char-shading-value="0" loext:padding="0in" loext:border="none"/>
    </style:style>
    <style:style style:name="T28" style:family="text">
      <style:text-properties fo:font-variant="normal" fo:text-transform="none" fo:color="#24292e" loext:opacity="100%" fo:font-size="12pt" fo:letter-spacing="normal" fo:font-style="normal" fo:font-weight="normal"/>
    </style:style>
    <style:style style:name="T29" style:family="text">
      <style:text-properties fo:font-variant="normal" fo:text-transform="none" fo:color="#24292e" loext:opacity="100%" fo:font-size="9.75pt" fo:letter-spacing="normal" fo:font-style="normal" fo:font-weight="normal" loext:padding="0in" loext:border="none"/>
    </style:style>
    <style:style style:name="T30" style:family="text">
      <style:text-properties loext:padding="0in" loext:border="none"/>
    </style:style>
    <style:style style:name="T31" style:family="text">
      <style:text-properties officeooo:rsid="00142c0a"/>
    </style:style>
    <style:style style:name="T32" style:family="text">
      <style:text-properties officeooo:rsid="0014785a"/>
    </style:style>
    <style:style style:name="T33" style:family="text">
      <style:text-properties fo:color="#4fc1ff" loext:opacity="100%"/>
    </style:style>
    <style:style style:name="T34" style:family="text">
      <style:text-properties officeooo:rsid="00162e6f"/>
    </style:style>
    <style:style style:name="T35" style:family="text">
      <style:text-properties officeooo:rsid="00178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-idf</text:h>
      <text:h text:style-name="P2" text:outline-level="2">Serial comunication to pc and more:</text:h>
      <text:p text:style-name="P19"><text:a xlink:type="simple" xlink:href="https://docs.platformio.org/en/latest/projectconf/section_env_monitor.html" text:style-name="Internet_20_link" text:visited-style-name="Visited_20_Internet_20_Link"><text:span text:style-name="T1">platformio</text:span></text:a></text:p>
      <text:p text:style-name="P9">to setup the monitoring in vscode and platformio add the line:</text:p>
      <text:p text:style-name="P9"/>
      <text:p text:style-name="P10">monitor_speed = 115200</text:p>
      <text:p text:style-name="P10"/>
      <text:p text:style-name="P10">to platformio.ini</text:p>
      <text:p text:style-name="P10"/>
      <text:p text:style-name="P10"/>
      <text:p text:style-name="P10">to write from the esp32 <text:span text:style-name="T2">to pc</text:span></text:p>
      <text:p text:style-name="P10"/>
      <text:p text:style-name="P10"><text:span text:style-name="T6"/></text:p>
      <text:p text:style-name="P14"><text:span text:style-name="T3">#include</text:span><text:span text:style-name="T4"> </text:span><text:span text:style-name="T6">&lt;stdio.h&gt;</text:span></text:p>
      <text:p text:style-name="P14"><text:span text:style-name="T4">void</text:span> <text:span text:style-name="T8">app_main</text:span>(<text:span text:style-name="T4">void</text:span>)</text:p>
      <text:p text:style-name="P14">{</text:p>
      <text:p text:style-name="P14"><text:span text:style-name="T8">printf</text:span>(<text:span text:style-name="T6">"Hello world!</text:span><text:span text:style-name="T9">\n</text:span><text:span text:style-name="T6">"</text:span>);</text:p>
      <text:p text:style-name="P14">}</text:p>
      <text:p text:style-name="P12"><text:span text:style-name="T6"/></text:p>
      <text:p text:style-name="P12">to write from pc to esp32 <text:span text:style-name="T10">for now:</text:span></text:p>
      <text:p text:style-name="P13"><text:span text:style-name="T3">while</text:span> (<text:span text:style-name="T11">1</text:span>)</text:p>
      <text:p text:style-name="P14">{</text:p>
      <text:p text:style-name="P14"><text:span text:style-name="T12">uint8_t</text:span> <text:span text:style-name="T13">ch</text:span>;</text:p>
      <text:p text:style-name="P14"><text:span text:style-name="T13">ch</text:span> = <text:span text:style-name="T8">fgetc</text:span>(<text:span text:style-name="T4">stdin</text:span>); <text:span text:style-name="T14">// input non blocking</text:span></text:p>
      <text:p text:style-name="P14"><text:span text:style-name="T3">if</text:span> (<text:span text:style-name="T13">ch</text:span> != <text:span text:style-name="T11">0xFF</text:span>)</text:p>
      <text:p text:style-name="P14">{</text:p>
      <text:p text:style-name="P14"><text:span text:style-name="T8">fputc</text:span>(<text:span text:style-name="T13">ch</text:span>, <text:span text:style-name="T4">stdout</text:span>); <text:span text:style-name="T14">// output </text:span></text:p>
      <text:p text:style-name="P14">}</text:p>
      <text:p text:style-name="P14">}</text:p>
      <text:p text:style-name="P12"/>
      <text:p text:style-name="P12"/>
      <text:h text:style-name="P2" text:outline-level="2">upload to esp32 cam:</text:h>
      <text:p text:style-name="P11">connect pin IO0 to ground and restart or plug in</text:p>
      <text:p text:style-name="P11"/>
      <text:p text:style-name="P11"/>
      <text:h text:style-name="P2" text:outline-level="2">SD <text:span text:style-name="T15">control</text:span>:</text:h>
      <text:p text:style-name="P22">The process is 3 steps process: </text:p>
      <text:p text:style-name="P22">1. mount</text:p>
      <text:p text:style-name="P22">2. use normal C file work</text:p>
      <text:p text:style-name="P22">3. unmount</text:p>
      <text:p text:style-name="P22"/>
      <text:h text:style-name="P4" text:outline-level="4">1 – mount:</text:h>
      <text:p text:style-name="P18"/>
      <text:p text:style-name="P16"><text:soft-page-break/>// objects</text:p>
      <text:p text:style-name="P15"><text:span text:style-name="T3">#include</text:span><text:span text:style-name="T4"> </text:span><text:span text:style-name="T6">&lt;string.h&gt;</text:span></text:p>
      <text:p text:style-name="P15"><text:span text:style-name="T3">#include</text:span><text:span text:style-name="T4"> </text:span><text:span text:style-name="T6">&lt;sys/unistd.h&gt;</text:span></text:p>
      <text:p text:style-name="P20"/>
      <text:p text:style-name="P16">//functions</text:p>
      <text:p text:style-name="P15"><text:span text:style-name="T3">#include</text:span><text:span text:style-name="T4"> </text:span><text:span text:style-name="T6">&lt;sys/stat.h&gt;</text:span><text:span text:style-name="T4"> </text:span><text:span text:style-name="T14">//for checking if file exist</text:span></text:p>
      <text:p text:style-name="P15"><text:span text:style-name="T3">#include</text:span><text:span text:style-name="T4"> </text:span><text:span text:style-name="T6">"esp_vfs_fat.h"</text:span></text:p>
      <text:p text:style-name="P15"><text:span text:style-name="T3">#include</text:span><text:span text:style-name="T4"> </text:span><text:span text:style-name="T6">"sdmmc_cmd.h"</text:span></text:p>
      <text:p text:style-name="P15"><text:span text:style-name="T3">#include</text:span><text:span text:style-name="T4"> </text:span><text:span text:style-name="T6">"driver/sdmmc_host.h"</text:span></text:p>
      <text:p text:style-name="P20"/>
      <text:p text:style-name="P16">// static const char *TAG = "example";</text:p>
      <text:p text:style-name="P20"/>
      <text:p text:style-name="P15"><text:span text:style-name="T3">#define</text:span><text:span text:style-name="T4"> MOUNT_POINT </text:span><text:span text:style-name="T6">"/sdcard"</text:span></text:p>
      <text:p text:style-name="P20"/>
      <text:p text:style-name="P15"><text:span text:style-name="T4">void</text:span> <text:span text:style-name="T8">app_main</text:span>(<text:span text:style-name="T4">void</text:span>)</text:p>
      <text:p text:style-name="P15">{</text:p>
      <text:p text:style-name="P15"><text:span text:style-name="T12">esp_err_t</text:span> <text:span text:style-name="T13">ret</text:span>;</text:p>
      <text:p text:style-name="P20"/>
      <text:p text:style-name="P16">// Options for mounting the filesystem.</text:p>
      <text:p text:style-name="P16">// If format_if_mount_failed is set to true, SD card will be partitioned and</text:p>
      <text:p text:style-name="P16">// formatted in case when mounting fails.</text:p>
      <text:p text:style-name="P15"><text:span text:style-name="T12">esp_vfs_fat_sdmmc_mount_config_t</text:span> <text:span text:style-name="T13">mount_config</text:span> = {</text:p>
      <text:p text:style-name="P15">.format_if_mount_failed = <text:span text:style-name="T4">false</text:span>,</text:p>
      <text:p text:style-name="P15">.max_files = <text:span text:style-name="T11">5</text:span>, <text:span text:style-name="T14">//Max number of open files</text:span></text:p>
      <text:p text:style-name="P15">.allocation_unit_size = <text:span text:style-name="T11">16</text:span> * <text:span text:style-name="T11">1024</text:span>};</text:p>
      <text:p text:style-name="P20"/>
      <text:p text:style-name="P15"><text:span text:style-name="T12">sdmmc_card_t</text:span> *<text:span text:style-name="T13">card</text:span>; <text:span text:style-name="T14">//the object that will hold the card</text:span></text:p>
      <text:p text:style-name="P15"><text:span text:style-name="T4">const</text:span> <text:span text:style-name="T4">char</text:span> <text:span text:style-name="T13">mount_point</text:span><text:span text:style-name="T4">[]</text:span> = <text:span text:style-name="T4">MOUNT_POINT</text:span>; <text:span text:style-name="T14">//name of card root pos</text:span></text:p>
      <text:p text:style-name="P20"/>
      <text:p text:style-name="P16">// Use settings defined above to initialize SD card and mount FAT filesystem.</text:p>
      <text:p text:style-name="P20"/>
      <text:p text:style-name="P15"><text:span text:style-name="T12">sdmmc_host_t</text:span> <text:span text:style-name="T13">host</text:span> = <text:span text:style-name="T4">SDMMC_HOST_DEFAULT</text:span>(); <text:span text:style-name="T14">//the HW config data of the sd</text:span></text:p>
      <text:p text:style-name="P20"/>
      <text:p text:style-name="P16">// This initializes the slot without card detect (CD) and write protect (WP) signals.</text:p>
      <text:p text:style-name="P16">// Modify slot_config.gpio_cd and slot_config.gpio_wp if your board has these signals.</text:p>
      <text:p text:style-name="P15"><text:span text:style-name="T12">sdmmc_slot_config_t</text:span> <text:span text:style-name="T13">slot_config</text:span> = <text:span text:style-name="T4">SDMMC_SLOT_CONFIG_DEFAULT</text:span>();</text:p>
      <text:p text:style-name="P15"><text:span text:style-name="T13">slot_config</text:span>.<text:span text:style-name="T13">width</text:span> = <text:span text:style-name="T11">4</text:span>;</text:p>
      <text:p text:style-name="P20"/>
      <text:p text:style-name="P16">// Enable internal pullups on enabled pins.</text:p>
      <text:p text:style-name="P15"><text:span text:style-name="T13">slot_config</text:span>.<text:span text:style-name="T13">flags</text:span> |= <text:span text:style-name="T4">SDMMC_SLOT_FLAG_INTERNAL_PULLUP</text:span>;</text:p>
      <text:p text:style-name="P20"/>
      <text:p text:style-name="P16">//the main mounting function:</text:p>
      <text:p text:style-name="P16">//mount the card on card with mount_point position</text:p>
      <text:p text:style-name="P15"><text:span text:style-name="T13">ret</text:span> = <text:span text:style-name="T8">esp_vfs_fat_sdmmc_mount</text:span>(<text:span text:style-name="T13">mount_point</text:span>, &amp;<text:span text:style-name="T13">host</text:span>, &amp;<text:span text:style-name="T13">slot_config</text:span>, &amp;<text:span text:style-name="T13">mount_config</text:span>, &amp;<text:span text:style-name="T13">card</text:span>);</text:p>
      <text:p text:style-name="P20"/>
      <text:p text:style-name="P15"><text:span text:style-name="T3">if</text:span> (<text:span text:style-name="T13">ret</text:span> != <text:span text:style-name="T4">ESP_OK</text:span>) <text:span text:style-name="T14">//checks for errors</text:span></text:p>
      <text:p text:style-name="P15">{</text:p>
      <text:p text:style-name="P15"><text:span text:style-name="T3">if</text:span> (<text:span text:style-name="T13">ret</text:span> == <text:span text:style-name="T4">ESP_FAIL</text:span>)</text:p>
      <text:p text:style-name="P15">{</text:p>
      <text:p text:style-name="P16">//Failed to mount filesystem</text:p>
      <text:p text:style-name="P15">}</text:p>
      <text:p text:style-name="P17">else</text:p>
      <text:p text:style-name="P15">{</text:p>
      <text:p text:style-name="P16">//Failed to initialize the card -&gt; esp_err_to_name(ret)</text:p>
      <text:p text:style-name="P15"><text:soft-page-break/>}</text:p>
      <text:p text:style-name="P15"><text:span text:style-name="T3">return</text:span>;</text:p>
      <text:p text:style-name="P15">}</text:p>
      <text:p text:style-name="P16">// ********************************************* //</text:p>
      <text:p text:style-name="P16"/>
      <text:h text:style-name="P4" text:outline-level="4"><text:span text:style-name="T16">2 </text:span>– <text:span text:style-name="T17">C filesystem</text:span>:</text:h>
      <text:p text:style-name="P16">// Use POSIX and C standard library functions to work with files:</text:p>
      <text:p text:style-name="P16">// (normal C file usage)</text:p>
      <text:p text:style-name="P16">// First create a file.</text:p>
      <text:p text:style-name="P15"><text:span text:style-name="T4">const</text:span> <text:span text:style-name="T4">char</text:span> *<text:span text:style-name="T13">file_hello</text:span> = <text:span text:style-name="T4">MOUNT_POINT</text:span> <text:span text:style-name="T6">"/hello.txt"</text:span>;</text:p>
      <text:p text:style-name="P20"/>
      <text:p text:style-name="P16">//Opening file</text:p>
      <text:p text:style-name="P15"><text:span text:style-name="T12">FILE</text:span> *<text:span text:style-name="T13">f</text:span> = <text:span text:style-name="T8">fopen</text:span>(<text:span text:style-name="T13">file_hello</text:span>, <text:span text:style-name="T6">"w"</text:span>);</text:p>
      <text:p text:style-name="P15"><text:span text:style-name="T3">if</text:span> (<text:span text:style-name="T13">f</text:span> == <text:span text:style-name="T4">NULL</text:span>)</text:p>
      <text:p text:style-name="P15">{</text:p>
      <text:p text:style-name="P16">//Failed to open file for writing</text:p>
      <text:p text:style-name="P15"><text:span text:style-name="T3">return</text:span>;</text:p>
      <text:p text:style-name="P15">}</text:p>
      <text:p text:style-name="P15"><text:span text:style-name="T8">fprintf</text:span>(<text:span text:style-name="T13">f</text:span>, <text:span text:style-name="T6">"Hello </text:span><text:span text:style-name="T13">%s</text:span><text:span text:style-name="T6">!</text:span><text:span text:style-name="T9">\n</text:span><text:span text:style-name="T6">"</text:span>, <text:span text:style-name="T13">card</text:span>-&gt;<text:span text:style-name="T13">cid</text:span>.<text:span text:style-name="T13">name</text:span>);</text:p>
      <text:p text:style-name="P15"><text:span text:style-name="T8">fclose</text:span>(<text:span text:style-name="T13">f</text:span>);</text:p>
      <text:p text:style-name="P16">//File written</text:p>
      <text:p text:style-name="P20"/>
      <text:p text:style-name="P15"><text:span text:style-name="T4">const</text:span> <text:span text:style-name="T4">char</text:span> *<text:span text:style-name="T13">file_foo</text:span> = <text:span text:style-name="T4">MOUNT_POINT</text:span> <text:span text:style-name="T6">"/foo.txt"</text:span>;</text:p>
      <text:p text:style-name="P20"/>
      <text:p text:style-name="P16">// Check if destination file exists before renaming</text:p>
      <text:p text:style-name="P15"><text:span text:style-name="T4">struct</text:span> <text:span text:style-name="T12">stat</text:span> <text:span text:style-name="T13">st</text:span>;</text:p>
      <text:p text:style-name="P15"><text:span text:style-name="T3">if</text:span> (<text:span text:style-name="T8">stat</text:span>(<text:span text:style-name="T13">file_foo</text:span>, &amp;<text:span text:style-name="T13">st</text:span>) == <text:span text:style-name="T11">0</text:span>)</text:p>
      <text:p text:style-name="P15">{</text:p>
      <text:p text:style-name="P16">// Delete it if it exists</text:p>
      <text:p text:style-name="P15"><text:span text:style-name="T8">unlink</text:span>(<text:span text:style-name="T13">file_foo</text:span>);</text:p>
      <text:p text:style-name="P15">}</text:p>
      <text:p text:style-name="P20"/>
      <text:p text:style-name="P16">// Rename original file</text:p>
      <text:p text:style-name="P15"><text:span text:style-name="T3">if</text:span> (<text:span text:style-name="T8">rename</text:span>(<text:span text:style-name="T13">file_hello</text:span>, <text:span text:style-name="T13">file_foo</text:span>) != <text:span text:style-name="T11">0</text:span>)</text:p>
      <text:p text:style-name="P15">{</text:p>
      <text:p text:style-name="P16">//Rename failed</text:p>
      <text:p text:style-name="P15"><text:span text:style-name="T3">return</text:span>;</text:p>
      <text:p text:style-name="P15">}</text:p>
      <text:p text:style-name="P20"/>
      <text:p text:style-name="P16">// Open renamed file for reading</text:p>
      <text:p text:style-name="P15"><text:span text:style-name="T13">f</text:span> = <text:span text:style-name="T8">fopen</text:span>(<text:span text:style-name="T13">file_foo</text:span>, <text:span text:style-name="T6">"r"</text:span>);</text:p>
      <text:p text:style-name="P15"><text:span text:style-name="T3">if</text:span> (<text:span text:style-name="T13">f</text:span> == <text:span text:style-name="T4">NULL</text:span>)</text:p>
      <text:p text:style-name="P15">{</text:p>
      <text:p text:style-name="P16">//Failed to open file for reading</text:p>
      <text:p text:style-name="P15"><text:span text:style-name="T3">return</text:span>;</text:p>
      <text:p text:style-name="P15">}</text:p>
      <text:p text:style-name="P20"/>
      <text:p text:style-name="P16">// Read a line from file</text:p>
      <text:p text:style-name="P15"><text:span text:style-name="T4">char</text:span> <text:span text:style-name="T13">line</text:span>[<text:span text:style-name="T11">64</text:span>];</text:p>
      <text:p text:style-name="P15"><text:span text:style-name="T8">fgets</text:span>(<text:span text:style-name="T13">line</text:span>, <text:span text:style-name="T4">sizeof</text:span>(<text:span text:style-name="T13">line</text:span>), <text:span text:style-name="T13">f</text:span>);</text:p>
      <text:p text:style-name="P15"><text:span text:style-name="T8">fclose</text:span>(<text:span text:style-name="T13">f</text:span>);</text:p>
      <text:p text:style-name="P20"/>
      <text:p text:style-name="P16">// Strip newline</text:p>
      <text:p text:style-name="P15"><text:span text:style-name="T4">char</text:span> *<text:span text:style-name="T13">pos</text:span> = <text:span text:style-name="T8">strchr</text:span>(<text:span text:style-name="T13">line</text:span>, <text:span text:style-name="T6">'</text:span><text:span text:style-name="T9">\n</text:span><text:span text:style-name="T6">'</text:span>);</text:p>
      <text:p text:style-name="P15"><text:soft-page-break/><text:span text:style-name="T3">if</text:span> (<text:span text:style-name="T13">pos</text:span>)</text:p>
      <text:p text:style-name="P15">{</text:p>
      <text:p text:style-name="P15">*<text:span text:style-name="T13">pos</text:span> = <text:span text:style-name="T6">'</text:span><text:span text:style-name="T9">\0</text:span><text:span text:style-name="T6">'</text:span>;</text:p>
      <text:p text:style-name="P21"><text:span text:style-name="T7">}</text:span></text:p>
      <text:p text:style-name="P16">//******************************//</text:p>
      <text:p text:style-name="P16"/>
      <text:h text:style-name="P3" text:outline-level="4">3 – unmount:</text:h>
      <text:p text:style-name="P16">// All done, unmount partition and disable SDMMC peripheral</text:p>
      <text:p text:style-name="P15"><text:span text:style-name="T8">esp_vfs_fat_sdcard_unmount</text:span>(<text:span text:style-name="T13">mount_point</text:span>, <text:span text:style-name="T13">card</text:span>);</text:p>
      <text:p text:style-name="P15">}</text:p>
      <text:p text:style-name="P15"/>
      <text:p text:style-name="P18">-&gt; <text:span text:style-name="T31">one point: the </text:span><text:span text:style-name="T32">led and data1 is shered on pin4</text:span></text:p>
      <text:h text:style-name="P2" text:outline-level="2">camera control:</text:h>
      <text:p text:style-name="P24"><text:a xlink:type="simple" xlink:href="https://github.com/espressif/esp32-camera" text:style-name="Internet_20_link" text:visited-style-name="Visited_20_Internet_20_Link"><text:span text:style-name="T18">esp32-camera-github</text:span></text:a></text:p>
      <text:p text:style-name="P26">first we need to clone the git and add it to the project or in platformio:</text:p>
      <text:p text:style-name="P28">It's probably easier to just skip the platform.io library registry version and link the git repo as a submodule. (i.e. using code outside the platform.io library management). In this example we will install this as a submodule inside the platform.io $project/lib folder:</text:p>
      <text:p text:style-name="P5"><text:span text:style-name="Source_20_Text"><text:span text:style-name="T24">cd $project\lib</text:span></text:span></text:p>
      <text:p text:style-name="P8"><text:span text:style-name="Source_20_Text"><text:span text:style-name="T24">git submodule add -b master </text:span></text:span><text:a xlink:type="simple" xlink:href="https://github.com/espressif/esp32-camera.git" text:style-name="Internet_20_link" text:visited-style-name="Visited_20_Internet_20_Link"><text:span text:style-name="Source_20_Text">https://github.com/espressif/esp32-camera.git</text:span></text:a></text:p>
      <text:p text:style-name="P8"><text:span text:style-name="Source_20_Text"><text:span text:style-name="T24"/></text:span></text:p>
      <text:p text:style-name="P29"><text:span text:style-name="T21">Then in </text:span><text:span text:style-name="Source_20_Text"><text:span text:style-name="T22">platformio.ini </text:span></text:span><text:span text:style-name="Source_20_Text"><text:span text:style-name="T23">f</text:span></text:span><text:span text:style-name="T21">ile</text:span></text:p>
      <text:p text:style-name="P29"><text:span text:style-name="T21"/></text:p>
      <text:p text:style-name="P5"><text:span text:style-name="Source_20_Text"><text:span text:style-name="T24">build_flags =</text:span></text:span></text:p>
      <text:p text:style-name="P8"><text:span text:style-name="Source_20_Text"><text:span text:style-name="T27"><text:s text:c="3"/></text:span></text:span><text:span text:style-name="Source_20_Text"><text:span text:style-name="T24">-I../lib/esp32-camera</text:span></text:span></text:p>
      <text:p text:style-name="P29"><text:span text:style-name="Source_20_Text"><text:span text:style-name="T22">After that #include "esp_camera.h" statement will be available.</text:span></text:span></text:p>
      <text:p text:style-name="P26"/>
      <text:h text:style-name="P4" text:outline-level="4">Usage:</text:h>
      <text:p text:style-name="P23"/>
      <text:p text:style-name="P15"><text:span text:style-name="T3">#include</text:span><text:span text:style-name="T4"> </text:span><text:span text:style-name="T6">"esp_camera.h"</text:span></text:p>
      <text:p text:style-name="P20"/>
      <text:p text:style-name="P15"><text:span text:style-name="T3">#define</text:span><text:span text:style-name="T4"> CAM_PIN_PWDN </text:span>-<text:span text:style-name="T11">1</text:span><text:span text:style-name="T4"> </text:span><text:span text:style-name="T14">//power down is not used</text:span></text:p>
      <text:p text:style-name="P15"><text:span text:style-name="T3">#define</text:span><text:span text:style-name="T4"> CAM_PIN_RESET </text:span>-<text:span text:style-name="T11">1</text:span><text:span text:style-name="T4"> </text:span><text:span text:style-name="T14">//software reset will be performed</text:span></text:p>
      <text:p text:style-name="P15"><text:span text:style-name="T3">#define</text:span><text:span text:style-name="T4"> CAM_PIN_XCLK </text:span><text:span text:style-name="T11">21</text:span></text:p>
      <text:p text:style-name="P15"><text:span text:style-name="T3">#define</text:span><text:span text:style-name="T4"> CAM_PIN_SIOD</text:span><text:span text:style-name="T5">a</text:span><text:span text:style-name="T4"> </text:span><text:span text:style-name="T11">26</text:span></text:p>
      <text:p text:style-name="P15"><text:span text:style-name="T3">#define</text:span><text:span text:style-name="T4"> CAM_PIN_SIOC </text:span><text:span text:style-name="T11">27</text:span></text:p>
      <text:p text:style-name="P20"/>
      <text:p text:style-name="P15"><text:span text:style-name="T3">#define</text:span><text:span text:style-name="T4"> CAM_PIN_D7 </text:span><text:span text:style-name="T11">35</text:span></text:p>
      <text:p text:style-name="P15"><text:span text:style-name="T3">#define</text:span><text:span text:style-name="T4"> CAM_PIN_D6 </text:span><text:span text:style-name="T11">34</text:span></text:p>
      <text:p text:style-name="P15"><text:span text:style-name="T3">#define</text:span><text:span text:style-name="T4"> CAM_PIN_D5 </text:span><text:span text:style-name="T11">39</text:span></text:p>
      <text:p text:style-name="P15"><text:span text:style-name="T3">#define</text:span><text:span text:style-name="T4"> CAM_PIN_D4 </text:span><text:span text:style-name="T11">36</text:span></text:p>
      <text:p text:style-name="P15"><text:span text:style-name="T3">#define</text:span><text:span text:style-name="T4"> CAM_PIN_D3 </text:span><text:span text:style-name="T11">19</text:span></text:p>
      <text:p text:style-name="P15"><text:span text:style-name="T3">#define</text:span><text:span text:style-name="T4"> CAM_PIN_D2 </text:span><text:span text:style-name="T11">18</text:span></text:p>
      <text:p text:style-name="P15"><text:span text:style-name="T3">#define</text:span><text:span text:style-name="T4"> CAM_PIN_D1 </text:span><text:span text:style-name="T11">5</text:span></text:p>
      <text:p text:style-name="P15"><text:span text:style-name="T3">#define</text:span><text:span text:style-name="T4"> CAM_PIN_D0 </text:span><text:span text:style-name="T11">4</text:span></text:p>
      <text:p text:style-name="P15"><text:span text:style-name="T3">#define</text:span><text:span text:style-name="T4"> CAM_PIN_VSYNC </text:span><text:span text:style-name="T11">25</text:span></text:p>
      <text:p text:style-name="P15"><text:span text:style-name="T3">#define</text:span><text:span text:style-name="T4"> CAM_PIN_HREF </text:span><text:span text:style-name="T11">23</text:span></text:p>
      <text:p text:style-name="P15"><text:span text:style-name="T3">#define</text:span><text:span text:style-name="T4"> CAM_PIN_PCLK </text:span><text:span text:style-name="T11">22</text:span></text:p>
      <text:p text:style-name="P20"/>
      <text:p text:style-name="P15"><text:soft-page-break/><text:span text:style-name="T4">static</text:span> <text:span text:style-name="T12">camera_config_t</text:span> <text:span text:style-name="T13">camera_config</text:span> = {</text:p>
      <text:p text:style-name="P15">.pin_pwdn = <text:span text:style-name="T4">CAM_PIN_PWDN</text:span>,</text:p>
      <text:p text:style-name="P15">.pin_reset = <text:span text:style-name="T4">CAM_PIN_RESET</text:span>,</text:p>
      <text:p text:style-name="P15">.pin_xclk = <text:span text:style-name="T4">CAM_PIN_XCLK</text:span>,</text:p>
      <text:p text:style-name="P15">.pin_sscb_sda = <text:span text:style-name="T4">CAM_PIN_SIOD</text:span>,</text:p>
      <text:p text:style-name="P15">.pin_sscb_scl = <text:span text:style-name="T4">CAM_PIN_SIOC</text:span>,</text:p>
      <text:p text:style-name="P20"/>
      <text:p text:style-name="P15">.pin_d7 = <text:span text:style-name="T4">CAM_PIN_D7</text:span>,</text:p>
      <text:p text:style-name="P15">.pin_d6 = <text:span text:style-name="T4">CAM_PIN_D6</text:span>,</text:p>
      <text:p text:style-name="P15">.pin_d5 = <text:span text:style-name="T4">CAM_PIN_D5</text:span>,</text:p>
      <text:p text:style-name="P15">.pin_d4 = <text:span text:style-name="T4">CAM_PIN_D4</text:span>,</text:p>
      <text:p text:style-name="P15">.pin_d3 = <text:span text:style-name="T4">CAM_PIN_D3</text:span>,</text:p>
      <text:p text:style-name="P15">.pin_d2 = <text:span text:style-name="T4">CAM_PIN_D2</text:span>,</text:p>
      <text:p text:style-name="P15">.pin_d1 = <text:span text:style-name="T4">CAM_PIN_D1</text:span>,</text:p>
      <text:p text:style-name="P15">.pin_d0 = <text:span text:style-name="T4">CAM_PIN_D0</text:span>,</text:p>
      <text:p text:style-name="P15">.pin_vsync = <text:span text:style-name="T4">CAM_PIN_VSYNC</text:span>,</text:p>
      <text:p text:style-name="P15">.pin_href = <text:span text:style-name="T4">CAM_PIN_HREF</text:span>,</text:p>
      <text:p text:style-name="P15">.pin_pclk = <text:span text:style-name="T4">CAM_PIN_PCLK</text:span>,</text:p>
      <text:p text:style-name="P20"/>
      <text:p text:style-name="P15">.xclk_freq_hz = <text:span text:style-name="T11">20000000</text:span>,</text:p>
      <text:p text:style-name="P15">.ledc_timer = <text:span text:style-name="T33">LEDC_TIMER_0</text:span>,</text:p>
      <text:p text:style-name="P15">.ledc_channel = <text:span text:style-name="T33">LEDC_CHANNEL_0</text:span>,</text:p>
      <text:p text:style-name="P20"/>
      <text:p text:style-name="P15">.pixel_format = <text:span text:style-name="T33">PIXFORMAT_JPEG</text:span>, <text:span text:style-name="T14">//YUV422,GRAYSCALE,RGB565,JPEG</text:span></text:p>
      <text:p text:style-name="P15">.frame_size = <text:span text:style-name="T33">FRAMESIZE_UXGA</text:span>, <text:span text:style-name="T14">//QQVGA-QXGA Do not use sizes above QVGA when not JPEG</text:span></text:p>
      <text:p text:style-name="P20"/>
      <text:p text:style-name="P15">.jpeg_quality = <text:span text:style-name="T11">12</text:span>, <text:span text:style-name="T14">//0-63 lower number means higher quality</text:span></text:p>
      <text:p text:style-name="P15">.fb_count = <text:span text:style-name="T11">1</text:span>, <text:span text:style-name="T14">//if more than one, i2s runs in continuous mode. Use only with JPEG</text:span></text:p>
      <text:p text:style-name="P15">.grab_mode = <text:span text:style-name="T33">CAMERA_GRAB_WHEN_EMPTY</text:span> <text:span text:style-name="T14">//CAMERA_GRAB_LATEST. Sets when buffers should be filled</text:span></text:p>
      <text:p text:style-name="P15">};</text:p>
      <text:p text:style-name="P20"/>
      <text:p text:style-name="P15"><text:span text:style-name="T12">esp_err_t</text:span> <text:span text:style-name="T8">camera_init</text:span>()</text:p>
      <text:p text:style-name="P15">{</text:p>
      <text:p text:style-name="P20"/>
      <text:p text:style-name="P16">//initialize the camera</text:p>
      <text:p text:style-name="P15"><text:span text:style-name="T12">esp_err_t</text:span> <text:span text:style-name="T13">err</text:span> = <text:span text:style-name="T8">esp_camera_init</text:span>(&amp;<text:span text:style-name="T13">camera_config</text:span>);</text:p>
      <text:p text:style-name="P15"><text:span text:style-name="T3">if</text:span> (<text:span text:style-name="T13">err</text:span> != <text:span text:style-name="T4">ESP_OK</text:span>)</text:p>
      <text:p text:style-name="P15">{</text:p>
      <text:p text:style-name="P16">//Camera Init Failed</text:p>
      <text:p text:style-name="P15"><text:span text:style-name="T3">return</text:span> <text:span text:style-name="T13">err</text:span>;</text:p>
      <text:p text:style-name="P15">}</text:p>
      <text:p text:style-name="P20"/>
      <text:p text:style-name="P15"><text:span text:style-name="T3">return</text:span> <text:span text:style-name="T4">ESP_OK</text:span>;</text:p>
      <text:p text:style-name="P15">}</text:p>
      <text:p text:style-name="P20"/>
      <text:p text:style-name="P15"><text:span text:style-name="T12">esp_err_t</text:span> <text:span text:style-name="T8">camera_capture</text:span>()</text:p>
      <text:p text:style-name="P15">{</text:p>
      <text:p text:style-name="P16">//acquire a frame</text:p>
      <text:p text:style-name="P15"><text:span text:style-name="T12">camera_fb_t</text:span> *<text:span text:style-name="T13">fb</text:span> = <text:span text:style-name="T8">esp_camera_fb_get</text:span>();</text:p>
      <text:p text:style-name="P15"><text:span text:style-name="T3">if</text:span> (!<text:span text:style-name="T13">fb</text:span>)</text:p>
      <text:p text:style-name="P15">{</text:p>
      <text:p text:style-name="P16">//Camera Capture Failed</text:p>
      <text:p text:style-name="P15"><text:span text:style-name="T3">return</text:span> <text:span text:style-name="T4">ESP_FAIL</text:span>;</text:p>
      <text:p text:style-name="P15"><text:soft-page-break/>}</text:p>
      <text:p text:style-name="P16">//replace this with your own function</text:p>
      <text:p text:style-name="P16">//process_image(fb-&gt;width, fb-&gt;height, fb-&gt;format, fb-&gt;buf, fb-&gt;len);</text:p>
      <text:p text:style-name="P20"/>
      <text:p text:style-name="P16">//return the frame buffer back to the driver for reuse</text:p>
      <text:p text:style-name="P15"><text:span text:style-name="T8">esp_camera_fb_return</text:span>(<text:span text:style-name="T13">fb</text:span>);</text:p>
      <text:p text:style-name="P15"><text:span text:style-name="T3">return</text:span> <text:span text:style-name="T4">ESP_OK</text:span>;</text:p>
      <text:p text:style-name="P15">}</text:p>
      <text:p text:style-name="P25"><text:s/></text:p>
      <text:p text:style-name="Text_20_body">video <text:span text:style-name="T34">is just lots of pics together ;)</text:span></text:p>
      <text:p text:style-name="P23"/>
      <text:h text:style-name="Heading_20_2" text:outline-level="2">wifi connectivity:</text:h>
      <text:p text:style-name="Text_20_body"><text:a xlink:type="simple" xlink:href="https://github.com/espressif/esp-idf/tree/master/examples/wifi" text:style-name="Internet_20_link" text:visited-style-name="Visited_20_Internet_20_Link"><text:span text:style-name="T35">wifi examples</text:span></text:a></text:p>
      <text:p text:style-name="Text_20_body"/>
      <text:p text:style-name="Text_20_body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8:57.503294889</meta:creation-date>
    <meta:generator>LibreOffice/7.1.4.2$Linux_X86_64 LibreOffice_project/10$Build-2</meta:generator>
    <dc:date>2021-07-15T19:48:28.872474267</dc:date>
    <meta:editing-duration>PT59M2S</meta:editing-duration>
    <meta:editing-cycles>8</meta:editing-cycles>
    <meta:document-statistic meta:table-count="0" meta:image-count="0" meta:object-count="0" meta:page-count="6" meta:paragraph-count="212" meta:word-count="841" meta:character-count="5709" meta:non-whitespace-character-count="5070"/>
  </office:meta>
</office:document-meta>
</file>